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501cm" table:align="margins" fo:keep-with-next="always"/>
    </style:style>
    <style:style style:name="Tabla1.A" style:family="table-column">
      <style:table-column-properties style:column-width="8.25cm" style:rel-column-width="32767*"/>
    </style:style>
    <style:style style:name="Tabla1.B" style:family="table-column">
      <style:table-column-properties style:column-width="8.251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écnicas y herramientas</text:h>
      <text:p text:style-name="UBUcuerpoTrabajo">En este apartado se describen las metodologías usadas y las herramientas de desarrollo que se han utilizado en el presente trabajo.</text:p>
      <text:h text:style-name="Heading_20_2" text:outline-level="2">Metodología usada</text:h>
      <text:p text:style-name="UBUcuerpoTrabajo">{}</text:p>
      <text:h text:style-name="Heading_20_2" text:outline-level="2">Alternativas estudiadas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">Encabezado de la tabla<text:note text:id="ftn1" text:note-class="footnote"><text:note-citation>1</text:note-citation><text:note-body><text:p text:style-name="Footnote">Configurado para autorepetirse, si la tabla ocupara más de una página.</text:p></text:note-body></text:note></text:p>
            </table:table-cell>
            <table:table-cell table:style-name="Tabla1.B1" office:value-type="string">
              <text:p text:style-name="P1"/>
            </table:table-cell>
          </table:table-row>
        </table:table-header-rows>
        <table:table-row>
          <table:table-cell table:style-name="Tabla1.A2" office:value-type="string">
            <text:p text:style-name="Table_20_Contents">Alternativa 1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lternativa 2</text:p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Table">Tabla <text:sequence text:ref-name="refTable0" text:name="Table" text:formula="ooow:Table+1" style:num-format="1">1</text:sequence>: Ejemplo de tabla</text:p>
      <text:p text:style-name="Text_20_body"/>
      <text:h text:style-name="Heading_20_3" text:outline-level="3">Alternativa1</text:h>
      <text:p text:style-name="UBUcuerpoTrabajo">{Razones por las que se descartó.}</text:p>
      <text:h text:style-name="Heading_20_3" text:outline-level="3">Alternativa2</text:h>
      <text:p text:style-name="UBUcuerpoTrabajo">{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0" draw:style-name="Mgr1" draw:text-style-name="MP2" svg:width="33.257cm" svg:height="4.252cm" draw:transform="rotate (0.963770812951087) translate (0.498625cm 27.3177083333333cm)"><draw:text-box><text:p text:style-name="MP1"><text:span text:style-name="MT1">Borrador</text:span></text:p></draw:text-box></draw:frame><text:file-name text:display="name-and-extension">4_TecnicasHerramientas.odt</text:file-name> v.<text:editing-cycles>12</text:editing-cycles> <text:title/><text:modification-date style:data-style-name="N103">07/oct/15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0:26</meta:creation-date>
    <meta:generator>OpenOffice/4.1.1$Unix OpenOffice.org_project/411m6$Build-9775</meta:generator>
    <dc:date>2015-10-07T20:15:31</dc:date>
    <dc:creator>Roberto Miranda Pérez</dc:creator>
    <meta:editing-duration>PT16M57S</meta:editing-duration>
    <meta:editing-cycles>12</meta:editing-cycles>
    <meta:document-statistic meta:table-count="1" meta:image-count="0" meta:object-count="0" meta:page-count="1" meta:paragraph-count="15" meta:word-count="67" meta:character-count="447"/>
  </office:meta>
</office:document-meta>
</file>